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26cm" fo:min-width="4.09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58cm" fo:min-width="4.45cm"/>
      <style:paragraph-properties style:writing-mode="lr-tb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18cm" fo:min-width="3.39cm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5cm" svg:height="3.5cm" svg:x="7cm" svg:y="2cm">
          <text:p text:style-name="P1">Etat hel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7cm" svg:height="4cm" svg:x="11cm" svg:y="7.25cm">
          <text:p text:style-name="P1">Affich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12.549cm" svg:y1="4.988cm" svg:x2="14.5cm" svg:y2="7.25cm" draw:start-shape="id1" draw:start-glue-point="9" draw:end-shape="id2" draw:end-glue-point="4" svg:d="M12549 4988c0 2082 1951 951 1951 2262" svg:viewBox="0 0 1952 2263">
          <text:p/>
        </draw:connector>
        <draw:custom-shape draw:style-name="gr4" draw:text-style-name="P1" xml:id="id3" draw:id="id3" draw:layer="layout" svg:width="5.5cm" svg:height="2.5cm" svg:x="2.25cm" svg:y="8.25cm">
          <text:p text:style-name="P1">Etat 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svg:x1="11cm" svg:y1="9.25cm" svg:x2="7.75cm" svg:y2="9.5cm" draw:start-shape="id2" draw:start-glue-point="6" draw:end-shape="id3" draw:end-glue-point="10" svg:d="M11000 9250c-2436 0-811 250-3250 250" svg:viewBox="0 0 3251 251">
          <text:p/>
        </draw:connector>
        <draw:frame draw:style-name="gr6" draw:text-style-name="P3" draw:layer="layout" svg:width="3.25cm" svg:height="2.384cm" svg:x="8cm" svg:y="10.366cm">
          <draw:text-box>
            <text:p>Appuyer</text:p>
            <text:p>sur echapp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5-19T15:49:32.772974768</dc:date>
    <meta:editing-duration>PT1M31S</meta:editing-duration>
    <meta:editing-cycles>2</meta:editing-cycles>
    <meta:generator>LibreOffice/7.2.6.2$Linux_X86_64 LibreOffice_project/20$Build-2</meta:generator>
    <meta:document-statistic meta:object-count="6"/>
  </office:meta>
</office:document-meta>
</file>